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2.494cm"/>
    </style:style>
    <style:style style:name="Table1.B" style:family="table-column">
      <style:table-column-properties style:column-width="3.799cm"/>
    </style:style>
    <style:style style:name="Table1.C" style:family="table-column">
      <style:table-column-properties style:column-width="2.108cm"/>
    </style:style>
    <style:style style:name="Table1.D" style:family="table-column">
      <style:table-column-properties style:column-width="1.199cm"/>
    </style:style>
    <style:style style:name="Table1.E" style:family="table-column">
      <style:table-column-properties style:column-width="7.2cm"/>
    </style:style>
    <style:style style:name="Table1.1" style:family="table-row">
      <style:table-row-properties style:min-row-height="0.605cm" fo:background-color="#ffff99">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2" style:family="table-row">
      <style:table-row-properties fo:background-color="#99ff66">
        <style:background-image/>
      </style:table-row-properties>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3" style:family="table-row">
      <style:table-row-properties fo:background-color="#99ff66">
        <style:background-image/>
      </style:table-row-properties>
    </style:style>
    <style:style style:name="Table1.4" style:family="table-row">
      <style:table-row-properties fo:background-color="#ffff99">
        <style:background-image/>
      </style:table-row-properties>
    </style:style>
    <style:style style:name="Table1.A4" style:family="table-cell">
      <style:table-cell-properties fo:background-color="#3399ff" fo:padding="0.097cm" fo:border-left="0.05pt solid #000000" fo:border-right="none" fo:border-top="none" fo:border-bottom="0.05pt solid #000000">
        <style:background-image/>
      </style:table-cell-properties>
    </style:style>
    <style:style style:name="Table1.E4" style:family="table-cell">
      <style:table-cell-properties fo:background-color="#3399ff" fo:padding="0.097cm" fo:border-left="0.05pt solid #000000" fo:border-right="0.05pt solid #000000" fo:border-top="none" fo:border-bottom="0.05pt solid #000000">
        <style:background-image/>
      </style:table-cell-properties>
    </style:style>
    <style:style style:name="Table1.5" style:family="table-row">
      <style:table-row-properties fo:background-color="#ffff99">
        <style:background-image/>
      </style:table-row-properties>
    </style:style>
    <style:style style:name="Table2" style:family="table">
      <style:table-properties style:width="5.5cm" table:align="left"/>
    </style:style>
    <style:style style:name="Table2.A" style:family="table-column">
      <style:table-column-properties style:column-width="5.5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2.593cm"/>
    </style:style>
    <style:style style:name="Table3.D" style:family="table-column">
      <style:table-column-properties style:column-width="2.815cm"/>
    </style:style>
    <style:style style:name="Table3.E" style:family="table-column">
      <style:table-column-properties style:column-width="4.80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29f0" officeooo:paragraph-rsid="001b29f0"/>
    </style:style>
    <style:style style:name="P2" style:family="paragraph" style:parent-style-name="Standard">
      <style:text-properties fo:font-weight="bold" officeooo:rsid="001fdfd9" officeooo:paragraph-rsid="001fdfd9" style:font-weight-asian="bold" style:font-weight-complex="bold"/>
    </style:style>
    <style:style style:name="P3" style:family="paragraph" style:parent-style-name="Standard">
      <style:text-properties fo:font-weight="bold" officeooo:rsid="002094eb" officeooo:paragraph-rsid="002094eb" style:font-weight-asian="bold" style:font-weight-complex="bold"/>
    </style:style>
    <style:style style:name="P4" style:family="paragraph" style:parent-style-name="Standard">
      <style:text-properties fo:font-weight="bold" officeooo:rsid="0028bb10" officeooo:paragraph-rsid="0028bb10" style:font-weight-asian="bold" style:font-weight-complex="bold"/>
    </style:style>
    <style:style style:name="P5" style:family="paragraph" style:parent-style-name="Standard">
      <style:text-properties fo:font-weight="bold" officeooo:rsid="002b5494" officeooo:paragraph-rsid="002b5494" style:font-weight-asian="bold" style:font-weight-complex="bold"/>
    </style:style>
    <style:style style:name="P6" style:family="paragraph" style:parent-style-name="Standard">
      <style:text-properties fo:font-weight="bold" officeooo:rsid="0039b794" officeooo:paragraph-rsid="0039b794" style:font-weight-asian="bold" style:font-weight-complex="bold"/>
    </style:style>
    <style:style style:name="P7" style:family="paragraph" style:parent-style-name="Standard">
      <style:text-properties fo:font-weight="bold" officeooo:rsid="003ea05e" officeooo:paragraph-rsid="003ea05e" style:font-weight-asian="bold" style:font-weight-complex="bold"/>
    </style:style>
    <style:style style:name="P8" style:family="paragraph" style:parent-style-name="Standard">
      <style:text-properties fo:font-weight="bold" officeooo:rsid="0046ac41" officeooo:paragraph-rsid="0046ac41" style:font-weight-asian="bold" style:font-weight-complex="bold"/>
    </style:style>
    <style:style style:name="P9" style:family="paragraph" style:parent-style-name="Standard">
      <style:text-properties fo:font-weight="bold" officeooo:rsid="00489f0a" officeooo:paragraph-rsid="00489f0a" style:font-weight-asian="bold" style:font-weight-complex="bold"/>
    </style:style>
    <style:style style:name="P10" style:family="paragraph" style:parent-style-name="Standard">
      <style:text-properties fo:font-weight="normal" officeooo:rsid="001fdfd9" officeooo:paragraph-rsid="001fdfd9" style:font-weight-asian="normal" style:font-weight-complex="normal"/>
    </style:style>
    <style:style style:name="P11" style:family="paragraph" style:parent-style-name="Standard">
      <style:text-properties fo:font-weight="normal" officeooo:rsid="0028bb10" officeooo:paragraph-rsid="0028bb10" style:font-weight-asian="normal" style:font-weight-complex="normal"/>
    </style:style>
    <style:style style:name="P12" style:family="paragraph" style:parent-style-name="Standard">
      <style:text-properties fo:font-weight="normal" officeooo:rsid="0028bb10" officeooo:paragraph-rsid="002c2aba" style:font-weight-asian="normal" style:font-weight-complex="normal"/>
    </style:style>
    <style:style style:name="P13" style:family="paragraph" style:parent-style-name="Standard">
      <style:text-properties fo:font-weight="normal" officeooo:rsid="0028bb10" officeooo:paragraph-rsid="003c287d" style:font-weight-asian="normal" style:font-weight-complex="normal"/>
    </style:style>
    <style:style style:name="P14" style:family="paragraph" style:parent-style-name="Standard">
      <style:text-properties fo:font-weight="normal" officeooo:rsid="002b5494" officeooo:paragraph-rsid="002b5494" style:font-weight-asian="normal" style:font-weight-complex="normal"/>
    </style:style>
    <style:style style:name="P15" style:family="paragraph" style:parent-style-name="Standard">
      <style:text-properties fo:font-weight="normal" officeooo:rsid="002c2aba" officeooo:paragraph-rsid="002c2aba" style:font-weight-asian="normal" style:font-weight-complex="normal"/>
    </style:style>
    <style:style style:name="P16" style:family="paragraph" style:parent-style-name="Standard">
      <style:text-properties fo:font-weight="normal" officeooo:rsid="002c2aba" officeooo:paragraph-rsid="003c287d" style:font-weight-asian="normal" style:font-weight-complex="normal"/>
    </style:style>
    <style:style style:name="P17" style:family="paragraph" style:parent-style-name="Standard">
      <style:text-properties fo:font-weight="normal" officeooo:rsid="002eac17" officeooo:paragraph-rsid="002eac17" style:font-weight-asian="normal" style:font-weight-complex="normal"/>
    </style:style>
    <style:style style:name="P18" style:family="paragraph" style:parent-style-name="Standard">
      <style:text-properties fo:font-weight="normal" officeooo:rsid="002eebf8" officeooo:paragraph-rsid="002eebf8" style:font-weight-asian="normal" style:font-weight-complex="normal"/>
    </style:style>
    <style:style style:name="P19" style:family="paragraph" style:parent-style-name="Standard">
      <style:text-properties fo:font-weight="normal" officeooo:rsid="002eebf8" officeooo:paragraph-rsid="003c287d" style:font-weight-asian="normal" style:font-weight-complex="normal"/>
    </style:style>
    <style:style style:name="P20" style:family="paragraph" style:parent-style-name="Standard">
      <style:text-properties fo:font-weight="normal" officeooo:rsid="0033bb8c" officeooo:paragraph-rsid="0033bb8c" style:font-weight-asian="normal" style:font-weight-complex="normal"/>
    </style:style>
    <style:style style:name="P21" style:family="paragraph" style:parent-style-name="Standard">
      <style:text-properties fo:font-weight="normal" officeooo:rsid="0034ddf1" officeooo:paragraph-rsid="0034ddf1" style:font-weight-asian="normal" style:font-weight-complex="normal"/>
    </style:style>
    <style:style style:name="P22" style:family="paragraph" style:parent-style-name="Standard">
      <style:text-properties fo:font-weight="normal" officeooo:rsid="0037c09a" officeooo:paragraph-rsid="0037c09a" style:font-weight-asian="normal" style:font-weight-complex="normal"/>
    </style:style>
    <style:style style:name="P23" style:family="paragraph" style:parent-style-name="Standard">
      <style:text-properties fo:font-weight="normal" officeooo:rsid="0039b794" officeooo:paragraph-rsid="0039b794" style:font-weight-asian="normal" style:font-weight-complex="normal"/>
    </style:style>
    <style:style style:name="P24" style:family="paragraph" style:parent-style-name="Standard">
      <style:text-properties fo:font-weight="normal" officeooo:rsid="003c287d" officeooo:paragraph-rsid="003c287d" style:font-weight-asian="normal" style:font-weight-complex="normal"/>
    </style:style>
    <style:style style:name="P25" style:family="paragraph" style:parent-style-name="Standard">
      <style:text-properties fo:font-weight="normal" officeooo:rsid="003cf7da" officeooo:paragraph-rsid="003cf7da" style:font-weight-asian="normal" style:font-weight-complex="normal"/>
    </style:style>
    <style:style style:name="P26" style:family="paragraph" style:parent-style-name="Standard">
      <style:text-properties fo:font-weight="normal" officeooo:rsid="0043cec6" officeooo:paragraph-rsid="0043cec6" style:font-weight-asian="normal" style:font-weight-complex="normal"/>
    </style:style>
    <style:style style:name="P27" style:family="paragraph" style:parent-style-name="Standard">
      <style:text-properties fo:font-weight="normal" officeooo:rsid="003ea05e" officeooo:paragraph-rsid="003ea05e" style:font-weight-asian="normal" style:font-weight-complex="normal"/>
    </style:style>
    <style:style style:name="P28" style:family="paragraph" style:parent-style-name="Standard">
      <style:text-properties fo:font-weight="normal" officeooo:rsid="0044f857" officeooo:paragraph-rsid="0044f857" style:font-weight-asian="normal" style:font-weight-complex="normal"/>
    </style:style>
    <style:style style:name="P29" style:family="paragraph" style:parent-style-name="Standard">
      <style:text-properties fo:font-weight="normal" officeooo:rsid="0046ac41" officeooo:paragraph-rsid="0046ac41" style:font-weight-asian="normal" style:font-weight-complex="normal"/>
    </style:style>
    <style:style style:name="P30" style:family="paragraph" style:parent-style-name="Standard">
      <style:text-properties fo:font-weight="normal" officeooo:rsid="00479585" officeooo:paragraph-rsid="00479585" style:font-weight-asian="normal" style:font-weight-complex="normal"/>
    </style:style>
    <style:style style:name="P31" style:family="paragraph" style:parent-style-name="Standard">
      <style:text-properties fo:font-weight="normal" officeooo:rsid="004bf841" officeooo:paragraph-rsid="004bf841" style:font-weight-asian="normal" style:font-weight-complex="normal"/>
    </style:style>
    <style:style style:name="P32" style:family="paragraph" style:parent-style-name="Standard">
      <style:text-properties officeooo:rsid="002592cf" officeooo:paragraph-rsid="002592cf"/>
    </style:style>
    <style:style style:name="P33" style:family="paragraph" style:parent-style-name="Standard">
      <style:text-properties officeooo:rsid="002592cf" officeooo:paragraph-rsid="003eef52"/>
    </style:style>
    <style:style style:name="P34" style:family="paragraph" style:parent-style-name="Standard">
      <style:text-properties fo:font-style="italic" fo:font-weight="bold" officeooo:rsid="003c287d" officeooo:paragraph-rsid="003c287d" style:font-style-asian="italic" style:font-weight-asian="bold" style:font-style-complex="italic" style:font-weight-complex="bold"/>
    </style:style>
    <style:style style:name="P35" style:family="paragraph" style:parent-style-name="Standard">
      <style:text-properties officeooo:rsid="005a5315" officeooo:paragraph-rsid="005a5315"/>
    </style:style>
    <style:style style:name="P36" style:family="paragraph" style:parent-style-name="Standard">
      <style:paragraph-properties fo:text-align="center" style:justify-single-word="false"/>
      <style:text-properties officeooo:rsid="005b4fea" officeooo:paragraph-rsid="005b4fea"/>
    </style:style>
    <style:style style:name="P37" style:family="paragraph" style:parent-style-name="Table_20_Contents">
      <style:text-properties officeooo:rsid="001d7e1e" officeooo:paragraph-rsid="001d7e1e"/>
    </style:style>
    <style:style style:name="P38" style:family="paragraph" style:parent-style-name="Table_20_Contents">
      <style:paragraph-properties fo:text-align="center" style:justify-single-word="false"/>
      <style:text-properties officeooo:rsid="001d7e1e" officeooo:paragraph-rsid="001d7e1e"/>
    </style:style>
    <style:style style:name="P39" style:family="paragraph" style:parent-style-name="Table_20_Contents">
      <style:text-properties officeooo:rsid="001d7e1e" officeooo:paragraph-rsid="003eef52"/>
    </style:style>
    <style:style style:name="P40" style:family="paragraph" style:parent-style-name="Table_20_Contents">
      <style:text-properties officeooo:rsid="001f0c67" officeooo:paragraph-rsid="001f0c67"/>
    </style:style>
    <style:style style:name="P41" style:family="paragraph" style:parent-style-name="Table_20_Contents">
      <style:text-properties officeooo:rsid="00201847" officeooo:paragraph-rsid="00201847"/>
    </style:style>
    <style:style style:name="P42" style:family="paragraph" style:parent-style-name="Table_20_Contents">
      <style:text-properties officeooo:rsid="00201847" officeooo:paragraph-rsid="003eef52"/>
    </style:style>
    <style:style style:name="P43" style:family="paragraph" style:parent-style-name="Table_20_Contents">
      <style:text-properties officeooo:rsid="0023aac8" officeooo:paragraph-rsid="0023aac8"/>
    </style:style>
    <style:style style:name="P44" style:family="paragraph" style:parent-style-name="Table_20_Contents">
      <style:paragraph-properties fo:text-align="center" style:justify-single-word="false"/>
      <style:text-properties officeooo:rsid="0023db70" officeooo:paragraph-rsid="0023db70"/>
    </style:style>
    <style:style style:name="P45" style:family="paragraph" style:parent-style-name="Table_20_Contents">
      <style:text-properties officeooo:rsid="002eebf8" officeooo:paragraph-rsid="003c287d"/>
    </style:style>
    <style:style style:name="P46" style:family="paragraph" style:parent-style-name="Table_20_Contents">
      <style:text-properties officeooo:rsid="002f4604" officeooo:paragraph-rsid="003c287d"/>
    </style:style>
    <style:style style:name="P47" style:family="paragraph" style:parent-style-name="Table_20_Contents">
      <style:text-properties officeooo:rsid="00300740" officeooo:paragraph-rsid="003c287d"/>
    </style:style>
    <style:style style:name="P48" style:family="paragraph" style:parent-style-name="Table_20_Contents">
      <style:text-properties officeooo:rsid="0037c09a" officeooo:paragraph-rsid="003c287d"/>
    </style:style>
    <style:style style:name="P49" style:family="paragraph" style:parent-style-name="Table_20_Contents">
      <style:text-properties officeooo:paragraph-rsid="003c287d"/>
    </style:style>
    <style:style style:name="P50" style:family="paragraph" style:parent-style-name="Table_20_Contents">
      <style:text-properties officeooo:rsid="001fb76f" officeooo:paragraph-rsid="003eef52"/>
    </style:style>
    <style:style style:name="P51" style:family="paragraph" style:parent-style-name="Table_20_Contents">
      <style:text-properties officeooo:rsid="005a5315" officeooo:paragraph-rsid="005a5315"/>
    </style:style>
    <style:style style:name="P52" style:family="paragraph" style:parent-style-name="Standard">
      <style:paragraph-properties fo:text-align="center" style:justify-single-word="false"/>
      <style:text-properties fo:font-weight="bold" officeooo:rsid="005b4fea" officeooo:paragraph-rsid="005b4fea" style:font-weight-asian="bold" style:font-weight-complex="bold"/>
    </style:style>
    <style:style style:name="P53" style:family="paragraph" style:parent-style-name="Standard">
      <style:text-properties fo:font-weight="bold" officeooo:rsid="00489f0a" officeooo:paragraph-rsid="0066b336" style:font-weight-asian="bold" style:font-weight-complex="bold"/>
    </style:style>
    <style:style style:name="P54" style:family="paragraph" style:parent-style-name="Standard" style:list-style-name="L1">
      <style:text-properties officeooo:rsid="004bf841" officeooo:paragraph-rsid="004bf841"/>
    </style:style>
    <style:style style:name="P55" style:family="paragraph" style:parent-style-name="Standard" style:list-style-name="L1">
      <style:text-properties officeooo:rsid="004ddca1" officeooo:paragraph-rsid="004e2583"/>
    </style:style>
    <style:style style:name="P56" style:family="paragraph" style:parent-style-name="Standard" style:list-style-name="L1">
      <style:text-properties officeooo:rsid="004e2583" officeooo:paragraph-rsid="004e2583"/>
    </style:style>
    <style:style style:name="P57" style:family="paragraph" style:parent-style-name="Standard" style:list-style-name="L1">
      <style:text-properties officeooo:rsid="005692e3" officeooo:paragraph-rsid="005692e3"/>
    </style:style>
    <style:style style:name="P58" style:family="paragraph" style:parent-style-name="Standard" style:list-style-name="L1">
      <style:text-properties officeooo:rsid="0063a1c7" officeooo:paragraph-rsid="0063a1c7"/>
    </style:style>
    <style:style style:name="P59" style:family="paragraph" style:parent-style-name="Standard" style:list-style-name="L1">
      <style:text-properties officeooo:rsid="005548d5" officeooo:paragraph-rsid="005548d5"/>
    </style:style>
    <style:style style:name="P60" style:family="paragraph" style:parent-style-name="Standard" style:list-style-name="L1">
      <style:text-properties officeooo:rsid="006300ac" officeooo:paragraph-rsid="006300ac"/>
    </style:style>
    <style:style style:name="P61" style:family="paragraph" style:parent-style-name="Standard">
      <style:text-properties fo:font-weight="normal" officeooo:rsid="005a5315" officeooo:paragraph-rsid="005a5315" style:font-weight-asian="normal" style:font-weight-complex="normal"/>
    </style:style>
    <style:style style:name="P62" style:family="paragraph" style:parent-style-name="Standard">
      <style:text-properties fo:font-weight="normal" officeooo:rsid="005a5315" officeooo:paragraph-rsid="0066b336" style:font-weight-asian="normal" style:font-weight-complex="normal"/>
    </style:style>
    <style:style style:name="P63" style:family="paragraph" style:parent-style-name="Standard">
      <style:text-properties fo:font-weight="normal" officeooo:rsid="006830ba" officeooo:paragraph-rsid="006830ba" style:font-weight-asian="normal" style:font-weight-complex="normal"/>
    </style:style>
    <style:style style:name="P64" style:family="paragraph" style:parent-style-name="Standard">
      <style:text-properties officeooo:rsid="001b29f0" officeooo:paragraph-rsid="001b29f0"/>
    </style:style>
    <style:style style:name="P65" style:family="paragraph" style:parent-style-name="Standard">
      <style:text-properties officeooo:rsid="006a7597" officeooo:paragraph-rsid="006a7597"/>
    </style:style>
    <style:style style:name="P66" style:family="paragraph" style:parent-style-name="Standard">
      <style:text-properties officeooo:rsid="006c4348" officeooo:paragraph-rsid="006c4348"/>
    </style:style>
    <style:style style:name="P67" style:family="paragraph" style:parent-style-name="Standard">
      <style:text-properties officeooo:rsid="001d7e1e" officeooo:paragraph-rsid="001d7e1e"/>
    </style:style>
    <style:style style:name="P68" style:family="paragraph" style:parent-style-name="Standard">
      <style:paragraph-properties fo:text-align="center" style:justify-single-word="false"/>
      <style:text-properties fo:font-style="italic" fo:font-weight="normal" officeooo:rsid="007258e8" officeooo:paragraph-rsid="007258e8" style:font-style-asian="italic" style:font-weight-asian="normal" style:font-style-complex="italic" style:font-weight-complex="normal"/>
    </style:style>
    <style:style style:name="T1" style:family="text">
      <style:text-properties officeooo:rsid="001f0c67"/>
    </style:style>
    <style:style style:name="T2" style:family="text">
      <style:text-properties fo:font-weight="bold" style:font-weight-asian="bold" style:font-weight-complex="bold"/>
    </style:style>
    <style:style style:name="T3" style:family="text">
      <style:text-properties fo:font-weight="bold" officeooo:rsid="001d7e1e" style:font-weight-asian="bold" style:font-weight-complex="bold"/>
    </style:style>
    <style:style style:name="T4" style:family="text">
      <style:text-properties fo:font-weight="bold" officeooo:rsid="002592cf" style:font-weight-asian="bold" style:font-weight-complex="bold"/>
    </style:style>
    <style:style style:name="T5" style:family="text">
      <style:text-properties fo:font-weight="bold" officeooo:rsid="003c287d" style:font-weight-asian="bold" style:font-weight-complex="bold"/>
    </style:style>
    <style:style style:name="T6" style:family="text">
      <style:text-properties fo:font-weight="bold" officeooo:rsid="005cb14e" style:font-weight-asian="bold" style:font-weight-complex="bold"/>
    </style:style>
    <style:style style:name="T7" style:family="text">
      <style:text-properties officeooo:rsid="0021db10"/>
    </style:style>
    <style:style style:name="T8" style:family="text">
      <style:text-properties officeooo:rsid="00232b07"/>
    </style:style>
    <style:style style:name="T9" style:family="text">
      <style:text-properties fo:font-weight="normal" style:font-weight-asian="normal" style:font-weight-complex="normal"/>
    </style:style>
    <style:style style:name="T10" style:family="text">
      <style:text-properties officeooo:rsid="002cda34"/>
    </style:style>
    <style:style style:name="T11" style:family="text">
      <style:text-properties officeooo:rsid="002eac17"/>
    </style:style>
    <style:style style:name="T12" style:family="text">
      <style:text-properties officeooo:rsid="002eebf8"/>
    </style:style>
    <style:style style:name="T13" style:family="text">
      <style:text-properties officeooo:rsid="00300740"/>
    </style:style>
    <style:style style:name="T14" style:family="text">
      <style:text-properties officeooo:rsid="0031aa1a"/>
    </style:style>
    <style:style style:name="T15" style:family="text">
      <style:text-properties officeooo:rsid="00331553"/>
    </style:style>
    <style:style style:name="T16" style:family="text">
      <style:text-properties officeooo:rsid="003336b5"/>
    </style:style>
    <style:style style:name="T17" style:family="text">
      <style:text-properties officeooo:rsid="003c287d"/>
    </style:style>
    <style:style style:name="T18" style:family="text">
      <style:text-properties officeooo:rsid="0040b834"/>
    </style:style>
    <style:style style:name="T19" style:family="text">
      <style:text-properties officeooo:rsid="0043cec6"/>
    </style:style>
    <style:style style:name="T20" style:family="text">
      <style:text-properties officeooo:rsid="0044c894"/>
    </style:style>
    <style:style style:name="T21" style:family="text">
      <style:text-properties officeooo:rsid="00462b9b"/>
    </style:style>
    <style:style style:name="T22" style:family="text">
      <style:text-properties officeooo:rsid="0046ac41"/>
    </style:style>
    <style:style style:name="T23" style:family="text">
      <style:text-properties officeooo:rsid="004ddca1"/>
    </style:style>
    <style:style style:name="T24" style:family="text">
      <style:text-properties officeooo:rsid="004e2583"/>
    </style:style>
    <style:style style:name="T25" style:family="text">
      <style:text-properties officeooo:rsid="0052188d"/>
    </style:style>
    <style:style style:name="T26" style:family="text">
      <style:text-properties officeooo:rsid="00599893"/>
    </style:style>
    <style:style style:name="T27" style:family="text">
      <style:text-properties officeooo:rsid="005b7112"/>
    </style:style>
    <style:style style:name="T28" style:family="text">
      <style:text-properties officeooo:rsid="005bb482"/>
    </style:style>
    <style:style style:name="T29" style:family="text">
      <style:text-properties officeooo:rsid="005e6238"/>
    </style:style>
    <style:style style:name="T30" style:family="text">
      <style:text-properties officeooo:rsid="005ea78c"/>
    </style:style>
    <style:style style:name="T31" style:family="text">
      <style:text-properties officeooo:rsid="006226cb"/>
    </style:style>
    <style:style style:name="T32" style:family="text">
      <style:text-properties officeooo:rsid="0063a1c7"/>
    </style:style>
    <style:style style:name="T33" style:family="text">
      <style:text-properties officeooo:rsid="0064b12f"/>
    </style:style>
    <style:style style:name="T34" style:family="text">
      <style:text-properties officeooo:rsid="00669418"/>
    </style:style>
    <style:style style:name="T35" style:family="text">
      <style:text-properties officeooo:rsid="0066b336"/>
    </style:style>
    <style:style style:name="T36" style:family="text">
      <style:text-properties officeooo:rsid="0067a7bd"/>
    </style:style>
    <style:style style:name="T37" style:family="text">
      <style:text-properties officeooo:rsid="00479585"/>
    </style:style>
    <style:style style:name="T38" style:family="text">
      <style:text-properties officeooo:rsid="0069e065"/>
    </style:style>
    <style:style style:name="T39" style:family="text">
      <style:text-properties officeooo:rsid="006d6da5"/>
    </style:style>
    <style:style style:name="T40" style:family="text">
      <style:text-properties officeooo:rsid="006ed3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6">Big Fat</text:span><text:span text:style-name="T2"> Queue</text:span></text:p>
      <text:p text:style-name="P68">Avinash D'Silva</text:p>
      <text:p text:style-name="P68">National College of Ireland</text:p>
      <text:p text:style-name="P52"/>
      <text:p text:style-name="P1"><text:span text:style-name="T5">Persistent.</text:span><text:span text:style-name="T4"> Fast. </text:span><text:span text:style-name="T3">Crash resistant </text:span><text:span text:style-name="T2">Queue format </text:span><text:s/></text:p>
      <text:p text:style-name="P1"/>
      <text:p text:style-name="P66">Most <text:span text:style-name="T40">persistent</text:span> queues rely on <text:span text:style-name="T39">B+ Trees or LSM trees for storage and maintain a separate write ahead log for durability. Big Fat Queue defines a lean and simplified format for storing queue elements on the disk without an extra write ahead log.</text:span></text:p>
      <text:p text:style-name="P1"/>
      <text:p text:style-name="P65"><text:span text:style-name="T2">Goals</text:span></text:p>
      <text:p text:style-name="P1"/>
      <text:list xml:id="list7914650245045471641" text:style-name="L1">
        <text:list-item>
          <text:p text:style-name="P54">A queue for large <text:span text:style-name="T23">data (~1 TB insertions per queue per day)</text:span></text:p>
        </text:list-item>
        <text:list-item>
          <text:p text:style-name="P55">Must be fast.</text:p>
          <text:list>
            <text:list-item>
              <text:p text:style-name="P55">O(1) <text:span text:style-name="T24">for both push and pop</text:span>.</text:p>
            </text:list-item>
            <text:list-item>
              <text:p text:style-name="P55"><text:span text:style-name="T25">Must allow </text:span>Parallel Push and Pop operations. </text:p>
            </text:list-item>
          </text:list>
        </text:list-item>
        <text:list-item>
          <text:p text:style-name="P56">Durable</text:p>
          <text:list>
            <text:list-item>
              <text:p text:style-name="P57">Must <text:span text:style-name="T27">realize</text:span> <text:span text:style-name="T27">when</text:span> <text:span text:style-name="T34">the </text:span>meta data <text:span text:style-name="T34">pointers are</text:span> corrupted</text:p>
            </text:list-item>
            <text:list-item>
              <text:p text:style-name="P57">Must be capable <text:span text:style-name="T28">of doing a</text:span> rollback <text:span text:style-name="T32">using the meta data</text:span></text:p>
            </text:list-item>
            <text:list-item>
              <text:p text:style-name="P58"><text:span text:style-name="T33">If required, </text:span>Rollback even without the meta data <text:span text:style-name="T34">file</text:span></text:p>
            </text:list-item>
          </text:list>
        </text:list-item>
        <text:list-item>
          <text:p text:style-name="P59">space recovery without pause</text:p>
          <text:p text:style-name="P60"/>
        </text:list-item>
      </text:list>
      <text:p text:style-name="P67"><text:span text:style-name="T2">Header file</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3" office:value-type="string">
            <text:p text:style-name="P38">version 64bits</text:p>
          </table:table-cell>
          <table:covered-table-cell/>
          <table:covered-table-cell/>
          <table:table-cell table:style-name="Table1.D1" table:number-columns-spanned="2" office:value-type="string">
            <text:p text:style-name="P44">Records Per Shard 64 bits</text:p>
          </table:table-cell>
          <table:covered-table-cell/>
        </table:table-row>
        <table:table-row table:style-name="Table1.2">
          <table:table-cell table:style-name="Table1.A2" office:value-type="string">
            <text:p text:style-name="P39">Crc32 <text:span text:style-name="T1">32 </text:span>bits</text:p>
          </table:table-cell>
          <table:table-cell table:style-name="Table1.A2" office:value-type="string">
            <text:p text:style-name="P42"><text:span text:style-name="T8">Even Push </text:span>I<text:span text:style-name="T7">D</text:span> 64 bits</text:p>
          </table:table-cell>
          <table:table-cell table:style-name="Table1.C2" table:number-columns-spanned="3" office:value-type="string">
            <text:p text:style-name="P50"><text:span text:style-name="T16">Push</text:span> Count 64 bits</text:p>
          </table:table-cell>
          <table:covered-table-cell/>
          <table:covered-table-cell/>
        </table:table-row>
        <table:table-row table:style-name="Table1.3">
          <table:table-cell table:style-name="Table1.A2" office:value-type="string">
            <text:p text:style-name="P39">Crc32 <text:span text:style-name="T1">32 </text:span>bits</text:p>
          </table:table-cell>
          <table:table-cell table:style-name="Table1.A2" office:value-type="string">
            <text:p text:style-name="P42"><text:span text:style-name="T8">Odd Push </text:span>I<text:span text:style-name="T7">D</text:span> 64 bits</text:p>
          </table:table-cell>
          <table:table-cell table:style-name="Table1.C2" table:number-columns-spanned="3" office:value-type="string">
            <text:p text:style-name="P50"><text:span text:style-name="T16">Push</text:span> Count 64 bits</text:p>
          </table:table-cell>
          <table:covered-table-cell/>
          <table:covered-table-cell/>
        </table:table-row>
        <table:table-row table:style-name="Table1.4">
          <table:table-cell table:style-name="Table1.A4" office:value-type="string">
            <text:p text:style-name="P37">Crc32 <text:span text:style-name="T1">32 </text:span>bits</text:p>
          </table:table-cell>
          <table:table-cell table:style-name="Table1.A4" office:value-type="string">
            <text:p text:style-name="P41"><text:span text:style-name="T8">Even Pop </text:span>I<text:span text:style-name="T7">D</text:span> 64 bits</text:p>
          </table:table-cell>
          <table:table-cell table:style-name="Table1.A4" table:number-columns-spanned="2" office:value-type="string">
            <text:p text:style-name="P40"><text:span text:style-name="T16">Pop</text:span> Count 64 bits</text:p>
          </table:table-cell>
          <table:covered-table-cell/>
          <table:table-cell table:style-name="Table1.E4" office:value-type="string">
            <text:p text:style-name="P40">Head Offset 64 bits</text:p>
          </table:table-cell>
        </table:table-row>
        <table:table-row table:style-name="Table1.5">
          <table:table-cell table:style-name="Table1.A4" office:value-type="string">
            <text:p text:style-name="P37">Crc32 <text:span text:style-name="T1">32 </text:span>bits</text:p>
          </table:table-cell>
          <table:table-cell table:style-name="Table1.A4" office:value-type="string">
            <text:p text:style-name="P41"><text:span text:style-name="T8">Odd Pop </text:span>I<text:span text:style-name="T7">D</text:span> 64 bits</text:p>
          </table:table-cell>
          <table:table-cell table:style-name="Table1.A4" table:number-columns-spanned="2" office:value-type="string">
            <text:p text:style-name="P40"><text:span text:style-name="T16">Pop</text:span> Count 64 bits</text:p>
          </table:table-cell>
          <table:covered-table-cell/>
          <table:table-cell table:style-name="Table1.E4" office:value-type="string">
            <text:p text:style-name="P40">Head Offset 64 bits</text:p>
          </table:table-cell>
        </table:table-row>
      </table:table>
      <text:p text:style-name="P33"/>
      <text:p text:style-name="P33"><text:span text:style-name="T26">Here there are two blocks(colored green and blue). The green block is utilized by a process pushing data into the queue while the blue block is used by a process popping data out of the queue. </text:span>ID goes on incrementing both for push &amp; pop <text:span text:style-name="T18">independently</text:span>. </text:p>
      <text:p text:style-name="P35"/>
      <text:p text:style-name="P35">The Crc32 for a row in the green block is the checksum of Push Id &amp; Push Count.</text:p>
      <text:p text:style-name="P35">The Crc32 for a row in the blue block is the checksum of Pop Id, Pop Count &amp; Head Offset.</text:p>
      <text:p text:style-name="P32"/>
      <text:p text:style-name="P2">Data file</text:p>
      <text:p text:style-name="P2"/>
      <text:p text:style-name="P10">The data file is made up of records. The records are appended <text:span text:style-name="T29">to</text:span> the end of the file.</text:p>
      <text:p text:style-name="P10"/>
      <text:p text:style-name="P3">Record Format</text:p>
      <text:p text:style-name="P3"/>
      <table:table table:name="Table2" table:style-name="Table2">
        <table:table-column table:style-name="Table2.A"/>
        <table:table-row>
          <table:table-cell table:style-name="Table2.A1" office:value-type="string">
            <text:p text:style-name="P43">Error Count 32 bits <text:span text:style-name="T38">(optional)</text:span></text:p>
          </table:table-cell>
        </table:table-row>
        <table:table-row>
          <table:table-cell table:style-name="Table2.A2" office:value-type="string">
            <text:p text:style-name="P43">Expires 64 bits <text:span text:style-name="T38">(optional)</text:span></text:p>
          </table:table-cell>
        </table:table-row>
        <table:table-row>
          <table:table-cell table:style-name="Table2.A2" office:value-type="string">
            <text:p text:style-name="P51">Delete Flag 2 bits </text:p>
          </table:table-cell>
        </table:table-row>
        <table:table-row>
          <table:table-cell table:style-name="Table2.A2" office:value-type="string">
            <text:p text:style-name="P43">Data-Length 64 bits</text:p>
          </table:table-cell>
        </table:table-row>
        <table:table-row>
          <table:table-cell table:style-name="Table2.A2" office:value-type="string">
            <text:p text:style-name="P43">Data variable-length</text:p>
          </table:table-cell>
        </table:table-row>
      </table:table>
      <text:p text:style-name="P3"><text:soft-page-break/></text:p>
      <text:p text:style-name="P4">Create Queue:</text:p>
      <text:p text:style-name="P11">Create a file named Qname.meta and Qname-0.data if <text:span text:style-name="T30">they do</text:span> not exist.</text:p>
      <text:p text:style-name="P11">Fill the Qname.meta with version and records per shard from the config.</text:p>
      <text:p text:style-name="P14">The rest of the bytes in the meta file must be 0s <text:span text:style-name="T12">and the crc32 equivalents of those zeros</text:span>.</text:p>
      <text:p text:style-name="P14"/>
      <text:p text:style-name="P6">Open Queue:</text:p>
      <text:p text:style-name="P23">First step is to open the Qname.meta file, Read it<text:span text:style-name="T31">s</text:span> contents and decide the correct state of the queue and rollback if necessary. </text:p>
      <text:p text:style-name="P23"/>
      <text:p text:style-name="P24">Below is a condition table showing the various states that a meta file <text:span text:style-name="T19">block </text:span>could be in<text:span text:style-name="T19">(colored green and blue)</text:span>. It also includes the results or the action that needs to be performed for those conditions.</text:p>
      <text:p text:style-name="P2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5">Valid-even<text:span text:style-name="T13">CRC</text:span></text:p>
          </table:table-cell>
          <table:table-cell table:style-name="Table3.A1" office:value-type="string">
            <text:p text:style-name="P45">Valid-odd<text:span text:style-name="T13">CRC</text:span></text:p>
          </table:table-cell>
          <table:table-cell table:style-name="Table3.A1" office:value-type="string">
            <text:p text:style-name="P45">even<text:span text:style-name="T13">Id</text:span>&gt;odd<text:span text:style-name="T13">Id</text:span></text:p>
          </table:table-cell>
          <table:table-cell table:style-name="Table3.A1" office:value-type="string">
            <text:p text:style-name="P45">even==odd</text:p>
          </table:table-cell>
          <table:table-cell table:style-name="Table3.E1" office:value-type="string">
            <text:p text:style-name="P45">Result</text:p>
          </table:table-cell>
        </table:table-row>
        <table:table-row>
          <table:table-cell table:style-name="Table3.A2" office:value-type="string">
            <text:p text:style-name="P45">T</text:p>
          </table:table-cell>
          <table:table-cell table:style-name="Table3.A2" office:value-type="string">
            <text:p text:style-name="P47">T</text:p>
          </table:table-cell>
          <table:table-cell table:style-name="Table3.A2" office:value-type="string">
            <text:p text:style-name="P45"/>
          </table:table-cell>
          <table:table-cell table:style-name="Table3.A2" office:value-type="string">
            <text:p text:style-name="P45">T</text:p>
          </table:table-cell>
          <table:table-cell table:style-name="Table3.E2" office:value-type="string">
            <text:p text:style-name="P45">H<text:span text:style-name="T13">eader</text:span>=O<text:span text:style-name="T13">dd</text:span> &amp; initCond.</text:p>
          </table:table-cell>
        </table:table-row>
        <table:table-row>
          <table:table-cell table:style-name="Table3.A2" office:value-type="string">
            <text:p text:style-name="P47">T</text:p>
          </table:table-cell>
          <table:table-cell table:style-name="Table3.A2" office:value-type="string">
            <text:p text:style-name="P45"/>
          </table:table-cell>
          <table:table-cell table:style-name="Table3.A2" office:value-type="string">
            <text:p text:style-name="P45">T</text:p>
          </table:table-cell>
          <table:table-cell table:style-name="Table3.A2" office:value-type="string">
            <text:p text:style-name="P45"/>
          </table:table-cell>
          <table:table-cell table:style-name="Table3.E2" office:value-type="string">
            <text:p text:style-name="P45">H<text:span text:style-name="T13">eader</text:span>=E<text:span text:style-name="T13">ven</text:span></text:p>
          </table:table-cell>
        </table:table-row>
        <table:table-row>
          <table:table-cell table:style-name="Table3.A2" office:value-type="string">
            <text:p text:style-name="P45"/>
          </table:table-cell>
          <table:table-cell table:style-name="Table3.A2" office:value-type="string">
            <text:p text:style-name="P45">T</text:p>
          </table:table-cell>
          <table:table-cell table:style-name="Table3.A2" office:value-type="string">
            <text:p text:style-name="P45">F</text:p>
          </table:table-cell>
          <table:table-cell table:style-name="Table3.A2" office:value-type="string">
            <text:p text:style-name="P45"/>
          </table:table-cell>
          <table:table-cell table:style-name="Table3.E2" office:value-type="string">
            <text:p text:style-name="P46">H<text:span text:style-name="T13">eader</text:span>=O<text:span text:style-name="T13">dd</text:span></text:p>
          </table:table-cell>
        </table:table-row>
        <table:table-row>
          <table:table-cell table:style-name="Table3.A2" office:value-type="string">
            <text:p text:style-name="P47">T</text:p>
          </table:table-cell>
          <table:table-cell table:style-name="Table3.A2" office:value-type="string">
            <text:p text:style-name="P46"/>
          </table:table-cell>
          <table:table-cell table:style-name="Table3.A2" office:value-type="string">
            <text:p text:style-name="P46"/>
          </table:table-cell>
          <table:table-cell table:style-name="Table3.A2" office:value-type="string">
            <text:p text:style-name="P45"/>
          </table:table-cell>
          <table:table-cell table:style-name="Table3.E2" office:value-type="string">
            <text:p text:style-name="P46">H<text:span text:style-name="T13">eader</text:span>=<text:span text:style-name="T13">Even</text:span></text:p>
          </table:table-cell>
        </table:table-row>
        <table:table-row>
          <table:table-cell table:style-name="Table3.A2" office:value-type="string">
            <text:p text:style-name="P46"/>
          </table:table-cell>
          <table:table-cell table:style-name="Table3.A2" office:value-type="string">
            <text:p text:style-name="P47">T</text:p>
          </table:table-cell>
          <table:table-cell table:style-name="Table3.A2" office:value-type="string">
            <text:p text:style-name="P49"/>
          </table:table-cell>
          <table:table-cell table:style-name="Table3.A2" office:value-type="string">
            <text:p text:style-name="P45"/>
          </table:table-cell>
          <table:table-cell table:style-name="Table3.E2" office:value-type="string">
            <text:p text:style-name="P46">H<text:span text:style-name="T13">eader</text:span>=<text:span text:style-name="T13">Odd</text:span></text:p>
          </table:table-cell>
        </table:table-row>
        <table:table-row>
          <table:table-cell table:style-name="Table3.A2" office:value-type="string">
            <text:p text:style-name="P47">F</text:p>
          </table:table-cell>
          <table:table-cell table:style-name="Table3.A2" office:value-type="string">
            <text:p text:style-name="P47">F</text:p>
          </table:table-cell>
          <table:table-cell table:style-name="Table3.A2" office:value-type="string">
            <text:p text:style-name="P49"/>
          </table:table-cell>
          <table:table-cell table:style-name="Table3.A2" office:value-type="string">
            <text:p text:style-name="P45"/>
          </table:table-cell>
          <table:table-cell table:style-name="Table3.E2" office:value-type="string">
            <text:p text:style-name="P48">Corrupt Metadata</text:p>
          </table:table-cell>
        </table:table-row>
      </table:table>
      <text:p text:style-name="P19"/>
      <text:p text:style-name="P19"><text:tab/></text:p>
      <text:p text:style-name="P19"/>
      <text:p text:style-name="P19"/>
      <text:p text:style-name="P19"/>
      <text:p text:style-name="P19"/>
      <text:p text:style-name="P19"/>
      <text:p text:style-name="P34">Pseudo Code:</text:p>
      <text:p text:style-name="P34"/>
      <text:p text:style-name="P16"><text:tab/><text:span text:style-name="T12">if(evenCRCValid &amp;&amp; evenID&gt;oddID)</text:span></text:p>
      <text:p text:style-name="P16"><text:tab/><text:tab/><text:span text:style-name="T12">header=even</text:span></text:p>
      <text:p text:style-name="P16"><text:tab/><text:span text:style-name="T12">else if(oddCRCValid &amp;&amp; oddID&gt;evenID)</text:span></text:p>
      <text:p text:style-name="P16"><text:tab/><text:tab/><text:span text:style-name="T12">header=odd</text:span></text:p>
      <text:p text:style-name="P16"><text:tab/><text:span text:style-name="T12">else if(evenCRCValid &amp;&amp; oddCRCValid &amp;&amp; evenID==oddID) //Initial condition</text:span></text:p>
      <text:p text:style-name="P13"><text:tab/><text:tab/><text:span text:style-name="T12">header=odd //so that next write starts from even</text:span></text:p>
      <text:p text:style-name="P13"><text:tab/><text:span text:style-name="T14">else if(evenCRCValid)</text:span></text:p>
      <text:p text:style-name="P13"><text:tab/><text:tab/><text:span text:style-name="T14">header=even</text:span></text:p>
      <text:p text:style-name="P13"><text:tab/><text:span text:style-name="T14">else if(oddCRCValid)</text:span></text:p>
      <text:p text:style-name="P13"><text:tab/><text:tab/><text:span text:style-name="T14">header=odd</text:span></text:p>
      <text:p text:style-name="P13"><text:tab/><text:span text:style-name="T14">else</text:span></text:p>
      <text:p text:style-name="P13"><text:tab/><text:tab/><text:span text:style-name="T15">return (“Metadata corrupted”)</text:span></text:p>
      <text:p text:style-name="Standard"><text:tab/>end</text:p>
      <text:p text:style-name="P34"/>
      <text:p text:style-name="P25"/>
      <text:p text:style-name="P7">Shard Selection:</text:p>
      <text:p text:style-name="P27">The <text:span text:style-name="T20">data for a queue is spread over multiple files. Each such file is called a shard. The older shards can be deleted when all the data from them is popped. This allows us to easily reclaim space from the disk. </text:span></text:p>
      <text:p text:style-name="P27"><text:soft-page-break/></text:p>
      <text:p text:style-name="P8">During Push Operation:</text:p>
      <text:p text:style-name="P28"><text:span text:style-name="T22">Current </text:span>shard <text:span text:style-name="T22">=</text:span> <text:s/>PushCount/Records per Shard <text:span text:style-name="T21">(only the integer part is used from the result.)</text:span></text:p>
      <text:p text:style-name="P28"/>
      <text:p text:style-name="P28">for example,</text:p>
      <text:p text:style-name="P28">1. if the PushCount is 0 and records per shard is 1000, then the shard where the new record has to be pushed will be 0/1000 I.e, Qname-0.data</text:p>
      <text:p text:style-name="P28"/>
      <text:p text:style-name="P28">1. if the PushCount is 2500 and records per shard is 1000, then the shard where the new record has to be pushed will be 2500/1000 I.e, Qname-<text:span text:style-name="T21">2</text:span>.data</text:p>
      <text:p text:style-name="P28"/>
      <text:p text:style-name="P8">During Pop Operation:</text:p>
      <text:p text:style-name="P29">current Shard = PopCount/Records per Shard</text:p>
      <text:p text:style-name="P29"/>
      <text:p text:style-name="P30">The shard file selection will be similar to how we selected it for the push operation but the “Head offset” must be set to zero when current shard is greater than the previous shard.</text:p>
      <text:p text:style-name="P28"/>
      <text:p text:style-name="P27"/>
      <text:p text:style-name="P9">Insert/<text:span text:style-name="T35">Push</text:span> Operation</text:p>
      <text:p text:style-name="P61">raw data is converted into a record as described in the record format above. The record is appended to the selected shard. If the PushId+1 is even, the even block is overwritten else the odd block is overwritten.</text:p>
      <text:p text:style-name="P61"/>
      <text:p text:style-name="P53"><text:span text:style-name="T35">Delete/Pop</text:span> Operation</text:p>
      <text:p text:style-name="P62"><text:span text:style-name="T35">The Head offset is used to seek the record</text:span>. <text:span text:style-name="T35">The record is read after selecting the right shard. The</text:span> <text:span text:style-name="T36">Head offset and the Pop Count is incremented. </text:span><text:s/>If the P<text:span text:style-name="T36">op</text:span>Id+1 is even, the even block is overwritten else the odd block is overwritten. </text:p>
      <text:p text:style-name="P62"/>
      <text:p text:style-name="P63">Note: <text:span text:style-name="T37">“Head offset” must be set to zero when moving to the next shard.</text:span></text:p>
      <text:p text:style-name="P31"/>
      <text:p text:style-name="P5">Delete Queue:</text:p>
      <text:p text:style-name="P14">Delete the meta file Qname.meta and all files matching the expression Qname-*.data</text:p>
      <text:p text:style-name="P14"/>
      <text:p text:style-name="P5">Push Element:</text:p>
      <text:p text:style-name="P14"/>
      <text:p text:style-name="P15">if exists_queue_process(Qname) </text:p>
      <text:p text:style-name="P15"><text:tab/>process = get_queue_process(Qname)</text:p>
      <text:p text:style-name="P15">else</text:p>
      <text:p text:style-name="P15"><text:tab/>process = Queue<text:span text:style-name="T10">Process</text:span>.create_queue(Qname)</text:p>
      <text:p text:style-name="P15"><text:tab/><text:span text:style-name="T11">process.start()</text:span></text:p>
      <text:p text:style-name="P15"><text:tab/>set_queue_process(Qname,process)</text:p>
      <text:p text:style-name="P15">end</text:p>
      <text:p text:style-name="P15"/>
      <text:p text:style-name="P17">process.push_element(element)</text:p>
      <text:p text:style-name="P17"><text:tab/></text:p>
      <text:p text:style-name="P18">#Function <text:span text:style-name="T17">Definitions</text:span></text:p>
      <text:p text:style-name="P18"/>
      <text:p text:style-name="P18"/>
      <text:p text:style-name="P18"/>
      <text:p text:style-name="P18"/>
      <text:p text:style-name="P18"/>
      <text:p text:style-name="P18"/>
      <text:p text:style-name="P18"><text:soft-page-break/></text:p>
      <text:p text:style-name="P18"/>
      <text:p text:style-name="P18">Process.start():</text:p>
      <text:p text:style-name="P18"><text:tab/></text:p>
      <text:p text:style-name="P18">Conditions:</text:p>
      <text:p text:style-name="P18"/>
      <text:p text:style-name="P12"/>
      <text:p text:style-name="P20"/>
      <text:p text:style-name="P20"># to select the correct shard</text:p>
      <text:p text:style-name="P20">shard_index = (int) ((header.PushCount) / header.records_per_shard)</text:p>
      <text:p text:style-name="P20"/>
      <text:p text:style-name="P21">shard = Qname+”-”+shard_index+”.data”</text:p>
      <text:p text:style-name="P21">dataFile = open_if_not_open(shard)</text:p>
      <text:p text:style-name="P21"/>
      <text:p text:style-name="P21">dataFile.append(record)</text:p>
      <text:p text:style-name="P21"><text:s/></text:p>
      <text:p text:style-name="P22">if(header.isEven)</text:p>
      <text:p text:style-name="P22"><text:tab/># update odd header on disk</text:p>
      <text:p text:style-name="P22"><text:tab/>OddHeader.id++</text:p>
      <text:p text:style-name="P22"><text:tab/>OddHeader.PushCount++</text:p>
      <text:p text:style-name="P22">else</text:p>
      <text:p text:style-name="P22"><text:tab/># update even header on disk</text:p>
      <text:p text:style-name="P22"><text:tab/>EvenHeader.id++</text:p>
      <text:p text:style-name="P22"><text:tab/>EvenHeader.PushCount++</text:p>
      <text:p text:style-name="P22">end</text:p>
      <text:p text:style-name="P22"/>
      <text:p text:style-name="P22"/>
      <text:p text:style-name="P21"/>
      <text:p text:style-name="P11"><text:tab/></text:p>
      <text:p text:style-name="P11"><text:tab/></text:p>
      <text:p text:style-name="P26">- O_SYNC writes once, O_DSYNC wrties data as well as header.</text:p>
      <text:p text:style-name="P3"><text:span text:style-name="Strong_20_Emphasis"><text:span text:style-name="T9">at-least-once</text:span></text:span><text:span text:style-name="T9"> delivery means that for each message handed to the mechanism potentially multiple attempts are made at delivering it, such that at least one succeeds; again, in more casual terms this means that messages may be duplicated but not los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a </meta:initial-creator>
    <meta:creation-date>2016-05-13T20:53:18.941515757</meta:creation-date>
    <dc:date>2016-05-21T19:03:27.982745104</dc:date>
    <dc:creator>silva </dc:creator>
    <meta:editing-duration>PT11H44M</meta:editing-duration>
    <meta:editing-cycles>62</meta:editing-cycles>
    <meta:generator>LibreOffice/5.0.3.2$Linux_X86_64 LibreOffice_project/00m0$Build-2</meta:generator>
    <meta:document-statistic meta:table-count="3" meta:image-count="0" meta:object-count="0" meta:page-count="4" meta:paragraph-count="138" meta:word-count="872" meta:character-count="5160" meta:non-whitespace-character-count="4383"/>
  </office:meta>
</office:document-meta>
</file>